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<text:s/>Avg. Queueing Delay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155339805825" calcext:value-type="float">
            <text:p>1.55339805825E-06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155339805825" calcext:value-type="float">
            <text:p>1.55339805825E-0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699029126214" calcext:value-type="float">
            <text:p>6.99029126214E-0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295145631068" calcext:value-type="float">
            <text:p>0.000295145631068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<text:s/>Throughput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078.7200737" calcext:value-type="float">
            <text:p>48078.720073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063.9400629" calcext:value-type="float">
            <text:p>96063.9400629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40968.595215" calcext:value-type="float">
            <text:p>240968.59521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78883.412012" calcext:value-type="float">
            <text:p>478883.412012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49971.935836" calcext:value-type="float">
            <text:p>949971.9358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08:27:48.129413530</dc:date>
    <meta:editing-duration>PT41S</meta:editing-duration>
    <meta:editing-cycles>1</meta:editing-cycles>
    <meta:document-statistic meta:table-count="1" meta:cell-count="24" meta:object-count="0"/>
    <meta:generator>LibreOffice/6.0.1.1$Linux_X86_64 LibreOffice_project/495c3e00b55e5e4e1259251ce74f1b4b6fa02ffa</meta:generator>
  </office:meta>
</office:document-meta>
</file>